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49pt"/>
    </style:style>
    <style:style style:name="co2" style:family="table-column">
      <style:table-column-properties fo:break-before="auto" style:column-width="117.16pt"/>
    </style:style>
    <style:style style:name="co3" style:family="table-column">
      <style:table-column-properties fo:break-before="auto" style:column-width="122.26pt"/>
    </style:style>
    <style:style style:name="co4" style:family="table-column">
      <style:table-column-properties fo:break-before="auto" style:column-width="45.04pt"/>
    </style:style>
    <style:style style:name="co5" style:family="table-column">
      <style:table-column-properties fo:break-before="auto" style:column-width="57.2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ditionYear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Annis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adsd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Tuscaloos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pelled: Tuscalooso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Brink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“Hotels” category listed twice, is the second one a Tourist Home?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Sanitarium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Restaurant</text:p>
          </table:table-cell>
          <table:table-cell office:value-type="float" office:value="13" calcext:value-type="float">
            <text:p>1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School of Beauty Cultur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Barber Shop</text:p>
          </table:table-cell>
          <table:table-cell office:value-type="float" office:value="8" calcext:value-type="float">
            <text:p>8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ailor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South Camde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dy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Russell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Nogale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Yum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otel</text:p>
          </table:table-cell>
          <table:table-cell office:value-type="float" office:value="13" calcext:value-type="float">
            <text:p>1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Motel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estaurant</text:p>
          </table:table-cell>
          <table:table-cell office:value-type="float" office:value="17" calcext:value-type="float">
            <text:p>1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Beauty Parlor</text:p>
          </table:table-cell>
          <table:table-cell office:value-type="float" office:value="10" calcext:value-type="float">
            <text:p>10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Barber Shop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avern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Night Club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Service Station</text:p>
          </table:table-cell>
          <table:table-cell office:value-type="float" office:value="12" calcext:value-type="float">
            <text:p>1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Garag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Automotiv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Drug Stor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eal Estat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sinor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Hollywoo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err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abel missing, categorized as Tourist Home in 1950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is ad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Tular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Tular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Vallej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Victor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Restaurant</text:p>
          </table:table-cell>
          <table:table-cell office:value-type="float" office:value="10" calcext:value-type="float">
            <text:p>10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Drug Stor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Green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Junt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Ma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Mar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ame name listed under Beauty Shops as well, I’ll count both as 1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Trinida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Lond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est Hav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est Hav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17" calcext:value-type="float">
            <text:p>1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is ad</text:p>
          </table:table-cell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vern</text:p>
          </table:table-cell>
          <table:table-cell office:value-type="float" office:value="8" calcext:value-type="float">
            <text:p>8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12" calcext:value-type="float">
            <text:p>1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elray Beac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ebr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outh Jackson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t. Augustin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West Palm Beac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Eastm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Pocatell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Hotel</text:p>
          </table:table-cell>
          <table:table-cell office:value-type="float" office:value="20" calcext:value-type="float">
            <text:p>20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Restaurant</text:p>
          </table:table-cell>
          <table:table-cell office:value-type="float" office:value="8" calcext:value-type="float">
            <text:p>8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epartment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Waukeg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lkha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rench Li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Restaurant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is listed under “Chinese Restaurant”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avern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Jefferso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Kokom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ichiga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unc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Terre Haut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West Baden Spring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Cedar Rapid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Restaurant</text:p>
          </table:table-cell>
          <table:table-cell office:value-type="float" office:value="13" calcext:value-type="float">
            <text:p>1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ubuqu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Ottumw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Sioux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Sioux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Waterlo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Bethel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Bogu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Coffey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Concord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Empor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Edward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iawath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eavenwor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Parson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Bowling Gre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opkin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incoln 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Restaurant</text:p>
          </table:table-cell>
          <table:table-cell office:value-type="float" office:value="12" calcext:value-type="float">
            <text:p>1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Beauty Parlor</text:p>
          </table:table-cell>
          <table:table-cell office:value-type="float" office:value="10" calcext:value-type="float">
            <text:p>10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axi Cab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duca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ogalus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ke Charl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rgan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Hotel</text:p>
          </table:table-cell>
          <table:table-cell office:value-type="float" office:value="12" calcext:value-type="float">
            <text:p>1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Restaurant</text:p>
          </table:table-cell>
          <table:table-cell office:value-type="float" office:value="11" calcext:value-type="float">
            <text:p>1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School of Beauty Cultur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vern</text:p>
          </table:table-cell>
          <table:table-cell office:value-type="float" office:value="8" calcext:value-type="float">
            <text:p>8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xi Cab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Iber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Opelcus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cotland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Bango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Gardnie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No address listed under this town here, but Tourist Home listed in 1950. I assume the same for this year.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Old Orcha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isted under “Garages” but that’s a typo.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Tavern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Night Club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uena Vist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Col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agerstow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avre de Gra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Princess Ann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parrows Point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parrows Poi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Turners Stati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Turners Stati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Upper Marl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Attle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Beauty Parlor</text:p>
          </table:table-cell>
          <table:table-cell office:value-type="float" office:value="21" calcext:value-type="float">
            <text:p>2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ailor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Great Barr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Hyam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orth Adam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eedham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Pittsfield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andolp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Beauty Parlor</text:p>
          </table:table-cell>
          <table:table-cell office:value-type="float" office:value="10" calcext:value-type="float">
            <text:p>10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outh Han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outh Hanson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tockbrid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wampscot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bur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ttle Creek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enton Harbo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itley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is ad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Hotel</text:p>
          </table:table-cell>
          <table:table-cell office:value-type="float" office:value="20" calcext:value-type="float">
            <text:p>20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Drug Stor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Grand Juncti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Tourist Home</text:p>
          </table:table-cell>
          <table:table-cell office:value-type="float" office:value="11" calcext:value-type="float">
            <text:p>1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Lansing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Muskeg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Oscod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aginaw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outh Haven 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Three River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Dulu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Liquor Store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Clou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Clou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Liquor Store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Biloxi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Biloxi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Funeral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Hattiesbur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kating Rink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ndenhall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ound Bayou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ound Bayou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ape Giradeau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xcelsior Spring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Hanniba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mentioned twice, 1 of which is ad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estaurant</text:p>
          </table:table-cell>
          <table:table-cell office:value-type="float" office:value="19" calcext:value-type="float">
            <text:p>1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Liquor Store</text:p>
          </table:table-cell>
          <table:table-cell office:value-type="float" office:value="8" calcext:value-type="float">
            <text:p>8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Moberl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Josep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Hotel</text:p>
          </table:table-cell>
          <table:table-cell office:value-type="float" office:value="11" calcext:value-type="float">
            <text:p>1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Restaurant</text:p>
          </table:table-cell>
          <table:table-cell office:value-type="float" office:value="17" calcext:value-type="float">
            <text:p>1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Beauty Parlor</text:p>
          </table:table-cell>
          <table:table-cell office:value-type="float" office:value="28" calcext:value-type="float">
            <text:p>28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vern</text:p>
          </table:table-cell>
          <table:table-cell office:value-type="float" office:value="18" calcext:value-type="float">
            <text:p>18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Night Club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Service Station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Drug Store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Tavern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Service Station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Grand Is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Drug Stor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Scottsbluff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Scottsbluff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Scottsbluff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Hotel</text:p>
          </table:table-cell>
          <table:table-cell office:value-type="float" office:value="12" calcext:value-type="float">
            <text:p>1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ourist Home</text:p>
          </table:table-cell>
          <table:table-cell office:value-type="float" office:value="10" calcext:value-type="float">
            <text:p>10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Restaurant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avern</text:p>
          </table:table-cell>
          <table:table-cell office:value-type="float" office:value="21" calcext:value-type="float">
            <text:p>2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ell Mead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ridge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ton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ightstow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yport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nnelwort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kewoo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ong Branch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gnol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hwa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mouth Juncti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is ad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eauty Products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Ad: Wholesale Retail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Garage category listed twice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axi Cab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rris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avern</text:p>
          </table:table-cell>
          <table:table-cell office:value-type="float" office:value="24" calcext:value-type="float">
            <text:p>2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Night Club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cean Cit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adio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ulsbo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erth Ambo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erth Ambo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oint Pleasan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ainfie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ahway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ose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ea Brigh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eaware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ummi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oms Riv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oodbur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est Pleasantville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Restaurant</text:p>
          </table:table-cell>
          <table:table-cell office:value-type="float" office:value="16" calcext:value-type="float">
            <text:p>16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Beauty Parlor</text:p>
          </table:table-cell>
          <table:table-cell office:value-type="float" office:value="12" calcext:value-type="float">
            <text:p>1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vern</text:p>
          </table:table-cell>
          <table:table-cell office:value-type="float" office:value="15" calcext:value-type="float">
            <text:p>1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Night Club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ilor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roton-on-the-Huds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asting-on-the-Hud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Ithac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Glen Fall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estow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Lackawanna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Lackawann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echanic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rt Jerv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ughkeepsi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is a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aratoga Spring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chenectad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chenectad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Taverns category listed twice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Utic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30" calcext:value-type="float">
            <text:p>30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, 1 is ad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31" calcext:value-type="float">
            <text:p>3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, 1 is ad, 1 is chinese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10" calcext:value-type="float">
            <text:p>10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arber Shop</text:p>
          </table:table-cell>
          <table:table-cell office:value-type="float" office:value="18" calcext:value-type="float">
            <text:p>18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, 1 is ad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Confectionery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94" calcext:value-type="float">
            <text:p>94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Printing and Publishing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, is ad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Photo Engravers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4" calcext:value-type="float">
            <text:p>14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, 1 is ad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32" calcext:value-type="float">
            <text:p>3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, 1 is ad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, is ad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10" calcext:value-type="float">
            <text:p>10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Dance Hal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38" calcext:value-type="float">
            <text:p>38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8" calcext:value-type="float">
            <text:p>8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27" calcext:value-type="float">
            <text:p>2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allroom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taten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taten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taten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taten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taten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rt Richmo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taten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sfor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Ossinin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Yonker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Las Cruc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Rosewell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Rosewe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Tucumcari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Tucumcari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Tucumcari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Bladenbor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Service Station</text:p>
          </table:table-cell>
          <table:table-cell office:value-type="float" office:value="8" calcext:value-type="float">
            <text:p>8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ailor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aston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allsbor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igh Poin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ittle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Mt. Oliv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isted as Tailors, but same addresses are Hotels in 1947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Pinehurs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ame name listed under Service Station as well.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Pinehurs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ame name listed under Tourist Home as well.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hite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eld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eauty Parlor</text:p>
          </table:table-cell>
          <table:table-cell office:value-type="float" office:value="18" calcext:value-type="float">
            <text:p>18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vern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xi Cab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otel category listed twice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Restaurant</text:p>
          </table:table-cell>
          <table:table-cell office:value-type="float" office:value="29" calcext:value-type="float">
            <text:p>29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eauty Parlor</text:p>
          </table:table-cell>
          <table:table-cell office:value-type="float" office:value="22" calcext:value-type="float">
            <text:p>2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arber Shop</text:p>
          </table:table-cell>
          <table:table-cell office:value-type="float" office:value="11" calcext:value-type="float">
            <text:p>1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vern</text:p>
          </table:table-cell>
          <table:table-cell office:value-type="float" office:value="12" calcext:value-type="float">
            <text:p>1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Drug Store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Garage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ervice Station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1" calcext:value-type="float">
            <text:p>1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orai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Oberli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teube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Bol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Chickash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Guthri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Sanitarium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toon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too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Bedford Sprig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oat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Darb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Eer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Getty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isted under Beauty Parlor, but same addresses that have been Tourist Homes the 1947 and before.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New Cast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Oil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otel</text:p>
          </table:table-cell>
          <table:table-cell office:value-type="float" office:value="24" calcext:value-type="float">
            <text:p>2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Restaurant</text:p>
          </table:table-cell>
          <table:table-cell office:value-type="float" office:value="10" calcext:value-type="float">
            <text:p>10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eauty Parlor</text:p>
          </table:table-cell>
          <table:table-cell office:value-type="float" office:value="11" calcext:value-type="float">
            <text:p>1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avern</text:p>
          </table:table-cell>
          <table:table-cell office:value-type="float" office:value="27" calcext:value-type="float">
            <text:p>2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ight Club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haron Hi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liamspo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kes Barr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tlantic Bea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Beaufor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ross Hi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Orangeburg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Rock Hill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Sioux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School of Beauty Cultur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urfreesbor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ecreation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Restaurant</text:p>
          </table:table-cell>
          <table:table-cell office:value-type="float" office:value="8" calcext:value-type="float">
            <text:p>8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Beauty Parlor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Night Club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Drug Stor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ort Arthur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ort Arthu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ort Arthur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yler 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Beauty Parlor</text:p>
          </table:table-cell>
          <table:table-cell office:value-type="float" office:value="8" calcext:value-type="float">
            <text:p>8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xahachi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ichita Fall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ichita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North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Rut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uckroe Bea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uckroe Beach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ristian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unbar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rrison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ewlet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ura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atural B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is ad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outh Hill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Tappahanno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Tappahannoc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Taxi Cab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Everet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Hotel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Restaurant</text:p>
          </table:table-cell>
          <table:table-cell office:value-type="float" office:value="10" calcext:value-type="float">
            <text:p>10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Beauty Parlor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Tavern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Drug Store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Lett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“Lodgings”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lue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larks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larks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larksburg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larksburg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Fairmo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Fairmont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Fairmon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Fairmont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Graf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Graf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Graf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rgan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rgan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rgantow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Parkers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East Raine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St. Albans</text:p>
          </table:table-cell>
          <table:table-cell office:value-type="string" calcext:value-type="string">
            <text:p>Tourist Cabins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ite Sulphur Spring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Fond Du Lac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Oshkos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asp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awl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awlin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ock Spring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St.Georg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St.Georges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St.Georges</text:p>
          </table:table-cell>
          <table:table-cell office:value-type="string" calcext:value-type="string">
            <text:p>Bicycles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Jacal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Tamazuncha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Ixquimilip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Cuernavac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 style:data-style-name="N2" text:time-value="13:26:36.45312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Engel</meta:initial-creator>
    <meta:creation-date>2015-11-13T15:34:18.702778000</meta:creation-date>
    <dc:date>2017-08-28T13:26:48.102757000</dc:date>
    <dc:creator>Claudia Engel</dc:creator>
    <meta:editing-duration>P34DT17H38M3S</meta:editing-duration>
    <meta:editing-cycles>683</meta:editing-cycles>
    <meta:generator>LibreOffice/5.1.3.2$MacOSX_X86_64 LibreOffice_project/644e4637d1d8544fd9f56425bd6cec110e49301b</meta:generator>
    <meta:document-statistic meta:table-count="1" meta:cell-count="8448" meta:object-count="0"/>
  </office:meta>
</office:document-meta>
</file>